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style:page-number="1"/>
    </style:style>
  </office:automatic-styles>
  <office:body>
    <office:text text:use-soft-page-breaks="true">
      <text:tracked-changes text:track-changes="false">
        <text:changed-region xml:id="ct39751120" text:id="ct39751120">
          <text:insertion>
            <office:change-info>
              <dc:creator>Bright Obvious</dc:creator>
              <dc:date>2022-01-23T04:18: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pnr6wguoj34e"/>Preliminaries</text:p>
      <text:p text:style-name="Standard">A set of logical connectives is said to be functionally complete when combinations of the logical connectives in the set can express every equivalent expression of the connectives in the set of {⊥, ⊤, ¬, →, ↛, ⊕, ↔, ∧, ∨, ↓, ↑}.</text:p>
      <text:p text:style-name="Standard"/>
      <text:p text:style-name="Standard">A set of logical connectives is said to be functionally incomplete when combinations of the logical connectives can not express any functionally complete subset of {⊥, ⊤, ¬, →, ↛, ⊕, ↔, ∧, ∨, ↓, ↑}.</text:p>
      <text:p text:style-name="Standard"/>
      <text:p text:style-name="Standard">The minimal sets of functionally complete logical connectives entail that for defining the functionally incomplete sets the only relevant logical connectives are in the set {⊥, ⊤, ¬, →, ↛, ⊕, ↔, ∧, ∨}. Notably, any set that contains NOR or NAND is automatically functionally complete.</text:p>
      <text:p text:style-name="Heading_20_2"><text:bookmark text:name="_o27rjs3rgvoj"/>Maximal Functionally Incomplete Sets</text:p>
      <text:p text:style-name="Standard">{⊥, ⊤, ¬, ⊕, ↔}; {→}, {↛}, {∧}, {∨} </text:p>
      <text:p text:style-name="Standard">{⊥, ↛, ⊕, ∨, ∧}; {⊤}, {¬}, {→}, {↔} </text:p>
      <text:p text:style-name="Standard">{⊤, →, ↔, ∧, ∨}; {⊥}, {¬}, {↛}, {⊕}</text:p>
      <text:p text:style-name="Standard"/>
      <text:p text:style-name="Standard">{⊥, ⊤, ∧, ∨}; {⊕}, {↔}, {¬}, {→}, {↛}</text:p>
      <text:p text:style-name="Heading_20_2"><text:bookmark text:name="_tkn5emyjpbyi"/>Minimal Functionally Complete Sets</text:p>
      <text:p text:style-name="Heading_20_3"><text:bookmark text:name="_n4i9sjiieo52"/>Singles</text:p>
      <text:p text:style-name="Standard">{↓}</text:p>
      <text:p text:style-name="Standard">{↑}</text:p>
      <text:p text:style-name="Heading_20_3"><text:bookmark text:name="_ne8em718q83k"/>Doubles</text:p>
      <text:p text:style-name="Standard">{⊥, →} </text:p>
      <text:p text:style-name="Standard">{⊥, ←}</text:p>
      <text:p text:style-name="Standard">{⊤, ↛} </text:p>
      <text:p text:style-name="Standard"><text:soft-page-break/>{⊤, ↚} <text:s/></text:p>
      <text:p text:style-name="Standard">{¬, →} </text:p>
      <text:p text:style-name="Standard">{¬, ←}</text:p>
      <text:p text:style-name="Standard">{¬, ↛} </text:p>
      <text:p text:style-name="Standard">{¬, ↚} </text:p>
      <text:p text:style-name="Standard">{¬, ∨} </text:p>
      <text:p text:style-name="Standard">{¬, ∧} </text:p>
      <text:p text:style-name="Standard">{→, ↛} </text:p>
      <text:p text:style-name="Standard">{→, ↚} </text:p>
      <text:p text:style-name="Standard">{←, ↛} </text:p>
      <text:p text:style-name="Standard">{←, ↚}</text:p>
      <text:p text:style-name="Standard">{→, ⊕} </text:p>
      <text:p text:style-name="Standard">{←, ⊕}</text:p>
      <text:p text:style-name="Standard">{↛, ↔} </text:p>
      <text:p text:style-name="Standard">{↚, ↔}</text:p>
      <text:p text:style-name="Heading_20_3"><text:bookmark text:name="_rrhue1onxmuw"/>Triples</text:p>
      <text:p text:style-name="Standard">{⊥, ↔, ∨}</text:p>
      <text:p text:style-name="Standard">{↔, ⊕, ∨}</text:p>
      <text:p text:style-name="Standard">{⊤, ⊕, ∨}</text:p>
      <text:p text:style-name="Standard">{⊥, ↔, ∧}</text:p>
      <text:p text:style-name="Standard">{↔, ⊕, ∧}</text:p>
      <text:p text:style-name="Standard"><text:soft-page-break/>{⊤, ⊕, ∧}</text:p>
      <text:p text:style-name="Heading_20_1"><text:bookmark text:name="_x4ki2krvyv7"/>Functionally Incomplete Sets of Logical Connectives</text:p>
      <text:p text:style-name="Heading_20_2"><text:bookmark text:name="_3eiso5awk16a"/>Singles</text:p>
      <text:p text:style-name="Standard">9 functionally incomplete singles.</text:p>
      <text:p text:style-name="Standard"/>
      <text:p text:style-name="Standard">{⊥}; {→}, {↔, ∧}, {↔, ∨}; ... {⊤, ¬, ↔, ⊕}, {↛, ⊕, ∨, ∧} </text:p>
      <text:p text:style-name="Standard">{⊤}; {↛}, {⊕, ∧}, {⊕, ∨}; ... {⊥, ¬, ↔, ⊕}, {→, ↔, ∧, ∨}</text:p>
      <text:p text:style-name="Standard"/>
      <text:p text:style-name="Standard">{¬}; {→}, {↛}, {∧}, {∨}; ... {⊥, ⊤, ⊕, ↔}</text:p>
      <text:p text:style-name="Standard">{→}; {⊥}, {¬}, {↛}, {⊕}; ... {⊤,↔, ∧, ∨}</text:p>
      <text:p text:style-name="Standard">{↛}; {⊤}, {¬}, {→}, {↔}; ... {⊥, ⊕, ∧, ∨}</text:p>
      <text:p text:style-name="Standard"/>
      <text:p text:style-name="Standard">{⊕}; {→}, {⊤, ∧}, {⊤, ∨}, {↔, ∧}, {↔, ∨}; ... {⊥, ↛, ∨, ∧}, {⊥, ⊤, ¬, ↔}</text:p>
      <text:p text:style-name="Standard">{↔}; {↛}, {⊥, ∧}, {⊥, ∨}, {⊕, ∧}, {⊕, ∨}; ... {⊤, →, ∧, ∨}, {⊥, ⊤, ¬, ⊕}</text:p>
      <text:p text:style-name="Standard"/>
      <text:p text:style-name="Standard">{∧}; {¬}, {⊥, ↔}, {⊤, ⊕}, {⊕, ↔}; {⊥}, {⊤}, {↔}, {⊕}, {∨}, {→}, {↛}, {∨, →}, {∨, ↛}, ..., {⊤, →, ↔, ∨}, {⊥, ↛, ⊕, ∨} </text:p>
      <text:p text:style-name="Standard">{∨}; {¬}, {⊥, ↔}, {⊤, ⊕}, {⊕, ↔}; ... {∧, ⊤, ↔, →}, {⊕, ⊥, ∧, ↛} <text:line-break/></text:p>
      <text:p text:style-name="Heading_20_2"><text:bookmark text:name="_p9xp4fhxr0b"/>Doubles</text:p>
      <text:p text:style-name="Standard">27 functionally incomplete doubles.</text:p>
      <text:p text:style-name="Heading_20_3"><text:bookmark text:name="_2aixm147t39l"/>Affine</text:p>
      <text:p text:style-name="Standard">{⊥, ⊤}; {→}, {↛}, {↔, ∧}, {↔, ∨}, {⊕, ∧}, {⊕, ∨}; {¬}, {↔}, {⊕}, {∧}, {∨}, {∧, ∨}, {¬, ⊕}, {¬, ↔}, {⊕, ↔}, {¬, ⊕, ↔}</text:p>
      <text:p text:style-name="Standard"><text:soft-page-break/>{⊥, ¬}; {→}, {↛}, {∧}, {∨}; {⊤}, {⊕}, {↔}, {⊤, ⊕}, {⊤, ↔}, {⊕, ↔}, {⊤, ⊕, ↔}</text:p>
      <text:p text:style-name="Standard">{⊥, ↔}; {→}, {↛}, {∧}, {∨}; <text:s/>{⊤}, {¬}, {⊕}, {⊤, ¬}, {⊤, ⊕}, {¬, ⊕}, {⊤, ¬, ⊕}</text:p>
      <text:p text:style-name="Standard">{⊤, ¬}; {→}, {↛}, {∧}, {∨}; {⊥}, {⊕}, {↔}, {⊥, ⊕}, {⊥, ↔}, {⊕, ↔}, {⊥, ⊕, ↔}</text:p>
      <text:p text:style-name="Standard">{⊤, ⊕}; {→}, {↛}, {∧}, {∨}; {⊥}, {¬}, {↔}, {⊥, ¬}, {⊥, ↔}, {¬, ↔}, {⊥, ¬, ↔}</text:p>
      <text:p text:style-name="Standard">{¬, ⊕}; {→}, {↛}, {∧}, {∨}; {⊥}, {⊤}, {↔}, {⊥, ⊤}, {⊥, ↔}, {⊤, ↔}, {⊥, ⊤, ↔}</text:p>
      <text:p text:style-name="Standard">{¬, ↔}; {→}, {↛}, {∧}, {∨}; {⊥}, {⊤}, {⊕}, {⊥, ⊤}, {⊥, ⊕}, {⊤, ⊕}, {⊥, ⊤, ⊕}</text:p>
      <text:p text:style-name="Standard">{↔, ⊕}; {→}, {↛}, {∧}, {∨}; {⊥}, {⊤}, {¬}, {⊥, ⊤}, {⊥, ¬}, {⊤, ¬}, {⊥, ⊤, ¬}</text:p>
      <text:p text:style-name="Heading_20_3"><text:bookmark text:name="_p32pl4c90466"/>Truth Preserving</text:p>
      <text:p text:style-name="Standard">{⊤, →}; {⊥}, {¬}, {↛}, {⊕}; … {↔, ∧, ∨}</text:p>
      <text:p text:style-name="Standard">{→, ↔}; {⊥}, {¬}, {↛}, {⊕}; … {⊤, ∧, ∨}</text:p>
      <text:p text:style-name="Standard">{→, ∧}; {⊥}, {¬}, {↛}, {⊕}; … {⊤, ↔, ∨}</text:p>
      <text:p text:style-name="Standard">{→, ∨}; {⊥}, {¬}, {↛}, {⊕}; … {⊤, ↔, ∧}</text:p>
      <text:p text:style-name="Standard"/>
      <text:p text:style-name="Standard">{↔, ∨}; {¬}, {↛}, {⊕}, {⊥}; … {⊤, →, ∧}</text:p>
      <text:p text:style-name="Standard">{↔, ∧}; {¬}, {↛}, {⊕}, {⊥}; … {⊤, →, ∨}</text:p>
      <text:p text:style-name="Heading_20_3"><text:bookmark text:name="_h3rgqddvzgs3"/>False Preserving</text:p>
      <text:p text:style-name="Standard">{⊕, ∧}; {¬}, {→}, {↔}, {⊤}; … {⊥, ↛, ∨}</text:p>
      <text:p text:style-name="Standard">{⊕, ∨}; {¬}, {→}, {↔}, {⊤}; … {⊥, ↛, ∧}</text:p>
      <text:p text:style-name="Standard"/>
      <text:p text:style-name="Standard">{⊥, ↛}; {⊤}, {¬}, {→}, {↔}; … {⊕, ∨, ∧}</text:p>
      <text:p text:style-name="Standard">{↛, ⊕}; {⊤}, {¬}, {→}, {↔}; … {⊥, ∨, ∧}</text:p>
      <text:p text:style-name="Standard"><text:soft-page-break/>{↛, ∨}; {⊤}, {¬}, {→}, {↔}; … {⊥, ⊕, ∧}</text:p>
      <text:p text:style-name="Standard">{↛, ∧}; {⊤}, {¬}, {→}, {↔}; … {⊥, ⊕, ∨}</text:p>
      <text:p text:style-name="Heading_20_3"><text:bookmark text:name="_m2yv6pot326t"/>Monotonic</text:p>
      <text:p text:style-name="Standard">{⊥, ∨}; {¬}, {→}, {↔}, {⊤, ⊕}; …, {↛, ⊕, ∧}</text:p>
      <text:p text:style-name="Standard">{⊥, ∧}; {¬}, {→}, {↔}, {⊤, ⊕}; …, {↛, ⊕, ∨}</text:p>
      <text:p text:style-name="Standard">{⊤, ∨}; {¬}, {↛}, {⊕}, {⊥, ↔}; … {→, ↔, ∧}</text:p>
      <text:p text:style-name="Standard">{⊤, ∧}; {¬}, {↛}, {⊕}, {⊥, ↔}; … {→, ↔, ∨}</text:p>
      <text:p text:style-name="Heading_20_3"><text:bookmark text:name="_oov6cawbx20c"/>Special</text:p>
      <text:p text:style-name="Standard">Affine or False Preserving</text:p>
      <text:p text:style-name="Standard">{⊥, ⊕}; {→}, {⊤, ∧}, {⊤, ∨}, {↔, ∧}, {↔, ∨}; … {⊤, ¬, ↔}, {↛, ∨, ∧}<text:line-break/>Affine or Truth Preserving</text:p>
      <text:p text:style-name="Standard">{⊤, ↔}; {↛}, {⊥, ∧}, {⊥, ∨}, {⊕, ∧}, {⊕, ∨}; … {⊥, ¬, ⊕}, {→, ∧, ∨}<text:line-break/>Truth or False Preserving</text:p>
      <text:p text:style-name="Standard">{∧, ∨}; {¬}, {⊥, ↔}, {⊤, ⊕}, {↔, ⊕}; … {⊥, ↛, ⊕}, {⊤, →, ↔}</text:p>
      <text:p text:style-name="Heading_20_2"><text:bookmark text:name="_xrmuox2elwjl"/>Triples</text:p>
      <text:p text:style-name="Standard">32 functionally incomplete triples.</text:p>
      <text:p text:style-name="Heading_20_3"><text:bookmark text:name="_hw3vc5b86rzl"/>Affine Connectives</text:p>
      <text:p text:style-name="Standard">{⊥, ⊤, ¬}; {→}, {↛}, {∧}, {∨}; {⊕}, {↔}, {⊕, ↔}</text:p>
      <text:p text:style-name="Standard">{⊥, ⊤, ↔}; {→}, {↛}, {∧}, {∨}; {¬}, {⊕}, {¬, ⊕}</text:p>
      <text:p text:style-name="Standard">{⊥, ⊤, ⊕}; {→}, {↛}, {∧}, {∨}; {¬}, {↔}, {¬, ↔}</text:p>
      <text:p text:style-name="Standard">{⊥, ¬, ⊕}; {→}, {↛}, {∧}, {∨}; {⊤}, {↔}, {⊤, ↔}</text:p>
      <text:p text:style-name="Standard">{⊥, ¬, ↔}; {→}, {↛}, {∧}, {∨}; {⊤}, {⊕}, {⊤, ⊕}</text:p>
      <text:p text:style-name="Standard">{⊥, ⊕, ↔}; {→}, {↛}, {∧}, {∨}; {⊤}, {¬}, {⊤, ¬}</text:p>
      <text:p text:style-name="Standard"><text:soft-page-break/>{⊤, ¬, ⊕}; {→}, {↛}, {∧}, {∨}; {⊥}, {↔}, {⊥, ↔}</text:p>
      <text:p text:style-name="Standard">{⊤, ¬, ↔}; {→}, {↛}, {∧}, {∨}; {⊥}, {⊕}, {⊥, ⊕}</text:p>
      <text:p text:style-name="Standard">{⊤, ⊕, ↔}; {→}, {↛}, {∧}, {∨}; {⊥}, {¬}, {⊥, ¬}</text:p>
      <text:p text:style-name="Standard">{¬, ⊕, ↔}; {→}, {↛}, {∧}, {∨}; {⊥}, {⊤}, {⊥, ⊤}</text:p>
      <text:p text:style-name="Heading_20_3"><text:bookmark text:name="_1yctfqnw3919"/>Truth Preserving Connectives</text:p>
      <text:p text:style-name="Standard">{⊤, →, ↔}; {⊥}, {¬}, {↛}, {⊕}; {∧}, {∨}, {∧, ∨}</text:p>
      <text:p text:style-name="Standard">{⊤, →, ∧}; {⊥}, {¬}, {↛}, {⊕}; {↔}, {∨}, {↔, ∨}</text:p>
      <text:p text:style-name="Standard">{⊤, →, ∨}; {⊥}, {¬}, {↛}, {⊕}; {↔}, {∧}, {↔, ∧}<text:line-break/>{⊤, ↔, ∨}; {⊥}, {¬}, {↛}, {⊕}; {→}, {∧}, {→, ∧}<text:line-break/>{⊤, ↔, ∧}; {⊥}, {¬}, {↛}, {⊕}; {→}, {∨}, {→, ∨}<text:line-break/>{→, ↔, ∧}; {⊥}, {¬}, {↛}, {⊕}; {⊤}, {∨}, {⊤, ∨}<text:line-break/>{→, ↔, ∨}; {⊥}, {¬}, {↛}, {⊕}; {⊤}, {∧}, {⊤, ∧}</text:p>
      <text:p text:style-name="Standard">{→, ∧, ∨}; {⊥}, {¬}, {↛}, {⊕}; {⊤}, {↔}, {⊤, ↔}<text:line-break/>{↔, ∧, ∨}; {⊥}, {¬}, {↛}, {⊕}; {⊤}, {→}, {⊤, →}</text:p>
      <text:p text:style-name="Heading_20_3"><text:bookmark text:name="_9ir079wws90n"/>False Preserving Connectives</text:p>
      <text:p text:style-name="Standard">{⊥, ↛, ⊕}; {⊤}, {¬}, {→}, {↔}; {∧}, {∨}, {∧, ∨}</text:p>
      <text:p text:style-name="Standard">{⊥, ⊕, ∨}; {⊤}, {¬}, {→}, {↔}; {↛}, {∧}, {↛, ∧}</text:p>
      <text:p text:style-name="Standard">{⊥, ⊕, ∧}; {⊤}, {¬}, {→}, {↔}; {↛}, {∨}, {↛, ∨}</text:p>
      <text:p text:style-name="Standard">{⊥, ↛, ∧}; {⊤}, {¬}, {→}, {↔}; {⊕}, {∨}, {⊕, ∨}</text:p>
      <text:p text:style-name="Standard">{⊥, ↛, ∨}; {⊤}, {¬}, {→}, {↔}; {∧}, {⊕}, {⊕, ∧}</text:p>
      <text:p text:style-name="Standard">{↛, ⊕, ∧}; {⊤}, {¬}, {→}, {↔}; {⊥}, {∨}, {⊥, ∨}</text:p>
      <text:p text:style-name="Standard">{↛, ⊕, ∨}; {⊤}, {¬}, {→}, {↔}; {⊥}, {∧}, {⊥, ∧}<text:line-break/>{↛, ∧, ∨}; {⊤}, {¬}, {→}, {↔}; {⊥}, {⊕}, {⊥, ⊕}</text:p>
      <text:p text:style-name="Standard">{⊕, ∧, ∨}; {⊤}, {¬}, {→}, {↔}; {⊥}, {↛}, {⊥, ↛}</text:p>
      <text:p text:style-name="Heading_20_3"><text:bookmark text:name="_wluy5hudjeqe"/>Monotonic Connectives </text:p>
      <text:p text:style-name="Standard">{⊥, ⊤, ∨}; {¬}, {→}, {↛}, {⊕}, {↔}; {∧} </text:p>
      <text:p text:style-name="Standard">{⊥, ⊤, ∧}; {¬}, {→}, {↛}, {⊕}, {↔}; {∨} </text:p>
      <text:p text:style-name="Heading_20_3"><text:bookmark text:name="_xixi45oloci2"/><text:soft-page-break/>???</text:p>
      <text:p text:style-name="Standard">Monotonic or Truth Preserving</text:p>
      <text:p text:style-name="Standard">{⊥, ∧, ∨}; {¬}, {→}, {↔}; {⊤}, {↛}, {⊕}, {↛, ⊕}</text:p>
      <text:p text:style-name="Standard">Monotonic or False Preserving<text:line-break/>{⊤, ∧, ∨}; {¬}, {↛}, {⊕}; {⊥}, {→}, {↔}, {→, ↔} <text:s/></text:p>
      <text:p text:style-name="Standard"/>
      <text:p text:style-name="Heading_20_2"><text:bookmark text:name="_o5o5acfhlt0j"/>Quadruples</text:p>
      <text:p text:style-name="Standard">16 functionally incomplete quadruples.</text:p>
      <text:p text:style-name="Heading_20_3"><text:bookmark text:name="_fcczt85qhome"/>Affine Connectives</text:p>
      <text:p text:style-name="Standard">{¬, ⊤, ⊕, ↔}; {→}, {↛}, {∧}, {∨}; {⊥}</text:p>
      <text:p text:style-name="Standard">{¬, ⊥, ⊕, ↔}; {→}, {↛}, {∧}, {∨}; {⊤}</text:p>
      <text:p text:style-name="Standard">{¬, ⊥, ⊤, ↔}; {→}, {↛}, {∧}, {∨}; {⊕}</text:p>
      <text:p text:style-name="Standard">{¬, ⊥, ⊤, ⊕}; {→}, {↛}, {∧}, {∨}; {↔}</text:p>
      <text:p text:style-name="Standard">{⊥, ⊤, ⊕, ↔}; {→}, {↛}, {∧}, {∨}; {¬}</text:p>
      <text:p text:style-name="Heading_20_3"><text:bookmark text:name="_ykl3vxhpqc8o"/>Truth Preserving Connectives</text:p>
      <text:p text:style-name="Standard">{⊤, ∧, ∨, ↔}; {⊥}, {¬}, {↛}, {⊕}; {→}</text:p>
      <text:p text:style-name="Standard">{→, ⊤, ∨, ↔}; {⊥}, {¬}, {↛}, {⊕}; {∧}</text:p>
      <text:p text:style-name="Standard">{→, ⊤, ∧, ↔}; {⊥}, {¬}, {↛}, {⊕}; {∨}</text:p>
      <text:p text:style-name="Standard">{→, ∧, ∨, ↔}; {⊥}, {¬}, {↛}, {⊕}; {⊤}</text:p>
      <text:p text:style-name="Standard">{→, ⊤, ∧, ∨}; {⊥}, {¬}, {↛}, {⊕}; {↔}</text:p>
      <text:p text:style-name="Heading_20_3"><text:bookmark text:name="_m6kb54g6p5zk"/>False Preserving Connectives</text:p>
      <text:p text:style-name="Standard">{⊥, ↛, ∨, ⊕}; {⊤}, {¬}, {→}, {↔}; {∧}</text:p>
      <text:p text:style-name="Standard"><text:soft-page-break/>{⊥, ↛, ∧, ⊕}; {⊤}, {¬}, {→}, {↔}; {∨}</text:p>
      <text:p text:style-name="Standard">{⊥, ↛, ∧, ∨}; {⊤}, {¬}, {→}, {↔}; {⊕}</text:p>
      <text:p text:style-name="Standard">{⊥, ∧, ∨, ⊕}; {⊤}, {¬}, {→}, {↔}; {↛}</text:p>
      <text:p text:style-name="Standard">{↛, ∧, ∨, ⊕}; {⊤}, {¬}, {→}, {↔}; {⊥}</text:p>
      <text:p text:style-name="Heading_20_3"><text:bookmark text:name="_gmtauxbo0lf"/>Monotonic Connectives </text:p>
      <text:p text:style-name="Standard">{⊥, ⊤, ∧, ∨}; {¬}, {→}, {↛}, {⊕}, {↔}</text:p>
      <text:p text:style-name="Heading_20_2"><text:bookmark text:name="_fbh62wczr0ga"/>Quintuples</text:p>
      <text:p text:style-name="Heading_20_3"><text:bookmark text:name="_5hz45hfgy08j"/>Affine Connectives</text:p>
      <text:p text:style-name="Standard">{⊥, ⊤, ¬, ⊕, ↔}; {→}, {↛}, {∧}, {∨} </text:p>
      <text:p text:style-name="Heading_20_3"><text:bookmark text:name="_i7th779tylxy"/>Truth Preserving Connectives</text:p>
      <text:p text:style-name="Standard">{⊤, →, ↔, ∧, ∨}; {⊥}, {¬}, {↛}, {⊕} </text:p>
      <text:p text:style-name="Heading_20_3"><text:bookmark text:name="_hwynqtkheikl"/>False Preserving Connectives</text:p>
      <text:p text:style-name="Standard">{⊥, ↛, ⊕, ∨, ∧}; {⊤}, {¬}, {→}, {↔} </text:p>
      <text:p text:style-name="Heading_20_2"><text:bookmark text:name="_1m5bwkicnn1n"/>Sextuples and higher</text:p>
      <text:p text:style-name="Standard">All subsets of {⊥, ⊤, ¬, →, ↛, ⊕, ↔, ∧, ∨} of cardinality 6 or higher are functionally complete.</text:p>
      <text:p text:style-name="Standard">Proof: {⊥, ⊤, ⊕, ↔, ∧, ∨} and {¬, →, ↛} are functionally complete. Every 5 element subset of {⊥, ⊤, ⊕, ↔, ∧, ∨} is functionally complete; there exist 4 element subsets which are functionally incomplete, but the only way to get six element sets from those 4 element sets is to add two elements from {¬, →, ↛} and any two elements of {¬, →, ↛} are functionally complete together.</text:p>
      <text:p text:style-name="Heading_20_2"><text:bookmark text:name="_umxy1agbvkh3"/>Special Cases</text:p>
      <text:p text:style-name="Standard">{⊥, ⊤, ⊕, ↔} ⊬ {¬} </text:p>
      <text:p text:style-name="Standard">{⊤, →, ↔, ∨} ⊬ {∧} </text:p>
      <text:p text:style-name="Standard">{⊥, ↛, ⊕, ∧} ⊬ {∨}</text:p>
      <text:p text:style-name="Standard"/>
      <text:p text:style-name="Standard"><text:soft-page-break/>{¬, ⊕} ⊢ {⊥, ⊤, ¬, ⊕, ↔} </text:p>
      <text:p text:style-name="Standard">{¬, ↔} ⊢ {⊥, ⊤, ¬, ⊕, ↔} </text:p>
      <text:p text:style-name="Standard">{→, ∧} ⊢ {⊤, →, ↔, ∧, ∨} </text:p>
      <text:p text:style-name="Standard">{↛, ∨} ⊢ {⊥, ↛, ⊕, ∧, ∨} </text:p>
      <text:p text:style-name="Standard"/>
      <text:p text:style-name="Standard">{⊕, ↔} ⊢ {⊥, ⊤, ⊕, ↔}</text:p>
      <text:p text:style-name="Standard">{→, ↔} ⊢ {⊤, →, ↔, ∨}</text:p>
      <text:p text:style-name="Standard">{↛, ⊕} ⊢ {⊥, ↛, ⊕, ∧}</text:p>
      <text:p text:style-name="Standard"/>
      <text:p text:style-name="Standard">{↛}⊢{↛, ∧} </text:p>
      <text:p text:style-name="Standard">{⊕}⊢{⊥, ⊕}</text:p>
      <text:p text:style-name="Standard">{→}⊢{→, ∨} </text:p>
      <text:p text:style-name="Standard">{↔}⊢{⊤, ↔}</text:p>
      <text:p text:style-name="Standard"/>
      <text:p text:style-name="Heading_20_1"><text:bookmark text:name="_l204g5st0y6m"/>Functionally Complete Sets</text:p>
      <text:p text:style-name="Standard">There are 512 subsets of {⊥, ⊤, ¬, →, ↛, ⊕, ↔, ∧, ∨}. 425 subsets are functionally complete.</text:p>
      <text:p text:style-name="Standard">There are 2048 subsets of {⊥, ⊤, ¬, →, ↛, ⊕, ↔, ∧, ∨, ↓, ↑}. 1961 subsets are functionally complete.<text:change-start text:change-id="ct39751120"/></text:p>
      <text:p text:style-name="Standard"/>
      <text:p text:style-name="Standard">NUMERICAL ENCODING! Based on the MAXIMALLY INCOMPLETE SETS</text:p>
      <text:p text:style-name="Standard">Class 1: truth-preserving 10000<text:line-break/>Class 2: false-preserving 01000<text:line-break/>Class 3: affine 00100</text:p>
      <text:p text:style-name="Standard">Class 4: monotone 00010</text:p>
      <text:p text:style-name="Standard"><text:soft-page-break/>Class 5: self-dual 00001</text:p>
      <text:p text:style-name="Standard"/>
      <text:p text:style-name="Standard">Any connective can be expressed uniquely as a binary numeral.<text:line-break/>AND is truth preserving. 10010</text:p>
      <text:p text:style-name="Standard"/>
      <text:p text:style-name="Standard">{⊥, ⊤, ¬, ⊕, ↔} Affine set</text:p>
      <text:p text:style-name="Standard">{⊥, ↛, ⊕, ∨, ∧} False Preserving set </text:p>
      <text:p text:style-name="Standard">{⊤, →, ↔, ∧, ∨} Truth Preserving set</text:p>
      <text:p text:style-name="Standard"/>
      <text:p text:style-name="Standard">{⊥, ⊤, ∧, ∨} Monotonic set</text:p>
      <text:p text:style-name="Standard">{¬} Self-Dual set</text:p>
      <text:p text:style-name="Standard"/>
      <text:p text:style-name="Standard">LIST OF NUMERICAL ENCODINGS!</text:p>
      <text:p text:style-name="Standard">⊥: false preserving, affine. 01100</text:p>
      <text:p text:style-name="Standard">⊤: truth preserving, affine. 10100</text:p>
      <text:p text:style-name="Standard">¬: self-dual: 00001, affine: 00100. 00101</text:p>
      <text:p text:style-name="Standard">→ Truth Preserving 10000</text:p>
      <text:p text:style-name="Standard">↛ False Preserving 01000</text:p>
      <text:p text:style-name="Standard">⊕ False Preserving, Affine 01100</text:p>
      <text:p text:style-name="Standard">↔ Truth Preserving, Affine 10100</text:p>
      <text:p text:style-name="Standard">∧ False Preserving, Truth Preserving, Monotonic 11010</text:p>
      <text:p text:style-name="Standard">∨ False Preserving, Truth Preserving, Monotonic 11010</text:p>
      <text:p text:style-name="Standard"><text:soft-page-break/>↓: 00000</text:p>
      <text:p text:style-name="Standard">↑: 00000</text:p>
      <text:p text:style-name="Standard"/>
      <text:p text:style-name="Standard"/>
      <text:p text:style-name="Standard">PROVING WHICH SETS ARE FUNCTIONALLY COMPLETE</text:p>
      <text:p text:style-name="Standard">A functionally complete set is defined by the property that when all its members are summed (with bitwise OR), the sum is 00000.</text:p>
      <text:p text:style-name="Standard"/>
      <text:p text:style-name="Standard">{↓}: 00000</text:p>
      <text:p text:style-name="Standard">{↑}: 00000</text:p>
      <text:p text:style-name="Standard">{⊥, →} : 01100 || 10100 = 00100</text:p>
      <text:p text:style-name="Standard"/>
      <text:p text:style-name="Standard"><text:change-end text:change-id="ct39751120"/>AND: AB </text:p>
      <text:p text:style-name="Standard">OR: 1 - (1 - A)(1 - B) = A + B - AB </text:p>
      <text:p text:style-name="Standard">NAND: 1 - AB </text:p>
      <text:p text:style-name="Standard">NOR: 1 - A - B + AB</text:p>
      <text:p text:style-name="Standard">IMPLIES: 1 - A + AB</text:p>
      <text:p text:style-name="Standard">NONIMPLIES: A(1-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03" meta:word-count="1770" meta:character-count="8191" meta:non-whitespace-character-count="6582"/>
    <meta:generator>LibreOfficeDev/6.0.5.2$Linux_X86_64 LibreOffice_project/</meta:generator>
  </office:meta>
</office:document-meta>
</file>